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style:tab-stops>
          <style:tab-stop style:position="5.512cm"/>
        </style:tab-stops>
      </style:paragraph-properties>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urlement dans la forêt</text:p>
      <text:p text:style-name="Standard">(Scénario pour Rolemaster Express)</text:p>
      <text:p text:style-name="Standard">Par Renaud Guezennec.</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Line Up goupe :<text:tab/>3</text:p>
          <text:p text:style-name="P6">Felicia Asperd <text:tab/>3</text:p>
          <text:p text:style-name="P6">Acte 1 : La discussion avec Sir Millfield à Glen Strok<text:tab/>3</text:p>
          <text:p text:style-name="P6">Acte 2 : Trajet vers blackerTown. <text:tab/>4</text:p>
          <text:p text:style-name="P6">Acte 3 : Arrivée à <text:s/>BlackerTown<text:tab/>4</text:p>
          <text:p text:style-name="P6">Acte 4 départ pour le fort<text:tab/>4</text:p>
          <text:p text:style-name="P6">Acte 5 Étude des corps dans le fort.<text:tab/>4</text:p>
          <text:p text:style-name="P6">Acte 6 : Trajet vers le village d'Annriz<text:tab/>5</text:p>
          <text:p text:style-name="P6">Acte <text:s/>: loup garou.<text:tab/>5</text:p>
        </text:index-body>
      </text:table-of-content>
      <text:p text:style-name="Standard"/>
      <text:p text:style-name="P4">Les joueurs sont tous réunit à la table de Sir Millfield car il les a convoqué.</text:p>
      <text:p text:style-name="Standard">Il leur explique que le fils ainé du baron Clarrow, a été victime d'un accident de cheval à la chasse. Il est entre la vie et la mort. Le cheval a fuit. Les hommes de main de Alfred Clarrow n'ont pas su le retrouver. <text:s/></text:p>
      <text:p text:style-name="Standard">S'il meurt, cela risque de provoquer un certain remu-ménage dans les vassaux de Millfield. Il ne le souhaite pas. En effet, Alfred devait se marier avec la fille d'une famille de noble du duchet de Vélisny. <text:s/></text:p>
      <text:p text:style-name="Standard">Millfield ne connait pas trop les détails de l'affaire mais il avait donner son accord pour leur union.</text:p>
      <text:p text:style-name="Standard"/>
      <text:h text:style-name="Heading_20_2" text:outline-level="2">Line Up goupe :</text:h>
      <text:p text:style-name="Standard">L'<text:span text:style-name="T1">elfe</text:span> est demandé car son village a vendu le cheval au baron et qu'il pourra enquêter sur l'accident.</text:p>
      <text:p text:style-name="Standard"/>
      <text:p text:style-name="Standard">La <text:span text:style-name="T1">guerrière</text:span> est la cousine de la victime. C'est aussi l'atout militaire et autoritaire du groupe. </text:p>
      <text:p text:style-name="Standard"/>
      <text:p text:style-name="P2">Le <text:span text:style-name="T1">jeune mage</text:span> doit prouver qu'il mérite l'accès à cette bibliothèque interdite. Tu es arrivé dans la ville il y a quelques jours.</text:p>
      <text:p text:style-name="P2"/>
      <text:p text:style-name="P2">Le <text:span text:style-name="T1">voleur</text:span> est les yeux et les oreilles de Sir Millfield. Sous une fausse identité, il s'assurera qu'on ne le vole pas, et essaira de stabiliser la région en cas de décès.</text:p>
      <text:p text:style-name="P2"/>
      <text:p text:style-name="P2">Le <text:span text:style-name="T1">ranger</text:span> s'y connait pas mal en forêt, il est le garde du corps de la guerrière nommé par Sir Millfield. </text:p>
      <text:p text:style-name="P2"/>
      <text:p text:style-name="P2"><text:span text:style-name="T1">Mage guerrier</text:span> : messager qui annonce l'incident. </text:p>
      <text:h text:style-name="Heading_20_2" text:outline-level="2">Felicia Asperd </text:h>
      <text:p text:style-name="Text_20_body">Fille d'une famille bourgeoise du duché de Vélisny, elle est morte il y a 5 ans. Elle fut abandonnée par son fiancé aux loups. Elle a entendu le dernier ordre de son mari Alfred Clarrow. <text:s/>Il a ordonné a ses hommes de ne pas intervenir pour sauver sa belle et ses hommes. Elle hurla de rage, son désir de vengeance impressionna les loups et leur chef qui décida de laisser la vie sauve à la jeune femme. Les louves de la meutes la transportèrent à l'abri dans la montagne. </text:p>
      <text:p text:style-name="Text_20_body">Son humeur fut perceptible par les loups grâce à son instinct magique. </text:p>
      <text:p text:style-name="Text_20_body">Ne comprenant pas comment, elle arriva à rentrer en contact avec les loups. <text:s/>Le chef de la meute la pris comme épouse et ils eurent des enfants. Ses enfants sont des êtres mi-humain mi-loup avec un sens de la magie brutal et pas canaliser mais très puissant. </text:p>
      <text:h text:style-name="Heading_20_2" text:outline-level="2">Acte 1 : La discussion avec Sir Millfield à <text:span text:style-name="T1">Glen Strok</text:span></text:h>
      <text:p text:style-name="P2">22h30</text:p>
      <text:p text:style-name="P2">Le groupe est convoqué/invité par Sir Millfield. Il explique la situation, l'Alfred Clarrow a été victime d'un accident de chasse: une lourde chute de cheval. Sir Millfield n'a point de détails, il n'est pas encore mort mais le pronostique est pas obtimiste. Il demande au groupe de se rendre le plus tot possible à <text:span text:style-name="T1">BlakerTown. </text:span></text:p>
      <text:p text:style-name="P3">Il prête des chevaux et un peu d'équipement.</text:p>
      <text:p text:style-name="P2"/>
      <text:p text:style-name="P2"/>
      <text:h text:style-name="Heading_20_2" text:outline-level="2"><text:soft-page-break/>Acte 2 : Trajet vers blackerTown. </text:h>
      <text:p text:style-name="Standard"/>
      <text:p text:style-name="Standard">Une calèche est renversée sur la route, si les joueurs s'arretent ils sont pris dans une petite Embuscade </text:p>
      <text:p text:style-name="Standard">de voleur. Rien de très sérieux.</text:p>
      <text:p text:style-name="Standard"/>
      <text:p text:style-name="Standard">Le soir, ils arrivent à Stonesheep. Il peuvent y passer la nuit. Le lendemain, ils doivent passer par le chemin de la montage. Il peuvent y voir Mindël et Chatelton.</text:p>
      <text:p text:style-name="Standard"/>
      <text:h text:style-name="Heading_20_2" text:outline-level="2">Acte 3 : Arrivée à <text:s/>BlackerTown</text:h>
      <text:p text:style-name="Standard">La ville est baricadé, le fort à sonner le cor d'alarme. Il est donc tomber au main d'ennemie? Est-ce les imondisses du sud qui ont passé les lignes de défense ? La ville a clairement peur. C'est la première fois que le cor sonne. Le signal était très précis les réservistes sont clairement <text:s/>mobilisés. Le seigneur Clarrow leur donne plus de renseignement sur l'accident mais demande aux joueurs d'aller espionner le fort avant d'aller aux villages ou le corps de Alferd se repose. </text:p>
      <text:p text:style-name="Standard">Le village près du quel Alfred est tombé s'appelle Annriz (célèbre village qui produit du riz).</text:p>
      <text:p text:style-name="Standard">La situation du fort est bien plus préoccupante et immédiate, Henry Clarrow, implore les joueurs pour qu'ils insvestiguent un peu à propos du fort. Le passage par le fort n'est qu'un petit détour pour atteindre le village de Annriz. Une troupe de 10 miliciens les accompagne. Leur ordre c'est de reprendre le fort si possible sinon obtenir le plus d'informations possible.</text:p>
      <text:p text:style-name="Standard">Au dernière nouvelle, Alfred est toujours vivant et stable, pas assez pour un transport et il n'a pas repris connaissance mais son état à l'air de s'améliorer. </text:p>
      <text:p text:style-name="Standard"/>
      <text:p text:style-name="Standard">Si Les joueurs passent par la forêt il peuvent gagner du temps. </text:p>
      <text:h text:style-name="Heading_20_2" text:outline-level="2">Acte 4 départ pour le fort</text:h>
      <text:p text:style-name="Standard">Le trajet pour peu se faire en partie à cheval. La dernière portion est quand même trop difficile pour des chevaux. Il faudra la faire à pieds. Le voyage se passe bien. </text:p>
      <text:p text:style-name="Standard">De loin, il est facile de distinguer une légère fumée qui s'échape du fort. </text:p>
      <text:p text:style-name="Standard">Il n'y a personne sur la corniche du fort, personne sur les tours. </text:p>
      <text:p text:style-name="Standard">Les joueurs peuvent voir des soldats rentrer dans le fort de façon discrète et militaire</text:p>
      <text:p text:style-name="Standard">. Ce sont des soldats de l'empire. <text:s/>Ils envahissent le fort et font signe aux joueurs de venir.</text:p>
      <text:p text:style-name="Standard"><text:line-break/>Le groupe est descendu des forts emperiaux pour vérifier le fort car un ravitaillement n'a pas eu lieu.</text:p>
      <text:p text:style-name="Standard">Ils ont tout desuite compris le problème. Ils sont donc venu avec une petite force pour vérification. </text:p>
      <text:p text:style-name="Standard"/>
      <text:p text:style-name="Standard">Il se trouve que le fort était vide nous l'avons donc investie. </text:p>
      <text:h text:style-name="Heading_20_2" text:outline-level="2">Acte 5: Étude des corps dans le fort.</text:h>
      <text:p text:style-name="Standard">Il est particulièrement étrange car aucun corps n'est présent il y a énormement de trace de sang, et de combat. Des portes déchirées, des armes tordues ou cassées des flêches ont été tiré. </text:p>
      <text:p text:style-name="Standard">Le sang semble uniquement venir de la garnisson. Les assaillants n'ont semble t'il pas été trop mis en danger. Certains traces laissent apparaître une trace sombre sur les pierres et/ou de la roche.</text:p>
      <text:p text:style-name="Standard">La milice reprend le contrôle du fort, les emperiaux repartent. Il est temps d'aller voir le corps d'Alfred <text:s/></text:p>
      <text:p text:style-name="Standard"/>
      <text:h text:style-name="Heading_20_2" text:outline-level="2"><text:soft-page-break/>Acte 6 : Trajet vers le village d'Annriz</text:h>
      <text:p text:style-name="Text_20_body">Le trajet se passe facilement, Ils n'ont <text:s/>qu'a suivre la rivière d'eau chaude qui sort de la montagne. En bas, il est possible de couper à travers la forêt pour gagner du temps. Aucune créature ne semble vivre dans la forêt. Ou plutôt, elles se cachent. Il est possible de distinguer des traces de pas animale et des cheveux humains au début de la piste. Les traces se dispersent, il en devient plus difficile de les suivre. Globalement elles se dirigent vers la forêt.</text:p>
      <text:p text:style-name="Text_20_body">Les joueurs arrivent au village, les villageoises sont terrorisés, ils ont entendu le cor d'alarme. Ils pensent que les joueurs sont les gens qui ont pris le fort, ou des éclaireurs de cette armée. Cela ne tien pas longtemps mais il reste méfiant tant qu'Auguste l'ecuyer (et parfois amant) de Albert n'identifie Elisabeth Clarrow. </text:p>
      <text:p text:style-name="Text_20_body">Albert est gravement blessé à la tête, sa blessure semble bien cicatrisé. Cependant, il n'a pas repris connaissance. </text:p>
      <text:p text:style-name="Text_20_body">Auguste pense que cette accident est uniquement du au cheval. Quand on lui apprend que c'est probablement un magicien qui a fait peur à l'animal, il pense que c'est un coup, de la famille Vaillard. La mère de cette famille est très puissante et très protectrice. </text:p>
      <text:h text:style-name="Heading_20_2" text:outline-level="2">La partie de chasse :</text:h>
      <text:p text:style-name="Text_20_body">D'après les témoinages, Les chiens avaient senti l'odeur d'un cerf. Le jeune maitre, Albert, a vu quelques choses au loin et à galoper dans une direction. Il a pris de vitesse tous ses compagnons. Après avoir pris un saut au dessus de l'un tronc mort, il fut totalement séparer de ses compagnons. Contourner l'arbre pris quelques précieuses secondes. <text:s/>Quand ils retrouvèrent la trace du seigneur, ils entendirent le cheval hénir et se cabrer. Son cavalier n'a même pas essayer de se retenir. </text:p>
      <text:p text:style-name="Text_20_body"/>
      <text:h text:style-name="Heading_20_2" text:outline-level="2">Acte 6bis :Dans la tête d'Albert, </text:h>
      <text:p text:style-name="Text_20_body">Il revit encore et encore, un reve comme un disque rayer. Il est à cheval accompagné de quelques hommes de mains, gardes et autres (-10 de personnes). Sa troupe se fait prendre dans une embuscade par des loups. Les loups arrivent sur le côté droit. Ils sont tous très vite jeter à terre par l'attaque de la meute. Alors qu'il se bat à cause perdu car la plus part de ses hommes sont morts dans la première attaque. Les loups jouent avec lui, tournent autour de lui. Il jete un regard vers le haut et voit de nombreuses personnes en haut d'une petite falaise (sur le flanc gauche). </text:p>
      <text:p text:style-name="Text_20_body">Il y Elisabeth, Henry Clarrow, Victoria Clarrow et Felicia Asperd et d'autres visages plus flous. Plus <text:s/>son regard descend vers ses adversaires. Ils se jettent sur lui, il ferme les yeux, Albert hurle à la mort. <text:s/>Il est possible de comprendre que les loups ont joué avec lui. Un mort particulièrement cruelle et il vit ça en boucle. </text:p>
      <text:p text:style-name="Text_20_body"><text:s/></text:p>
      <text:h text:style-name="Heading_20_2" text:outline-level="2">Acte 7 : le cheval : Dornaël (emplacement variable)</text:h>
      <text:p text:style-name="Text_20_body">Durant leur trajet ou au alentour du village de Annriz, les joueurs peuvent entendre des chiens aboyer non loin d'eux. Ils se rapprochent assez rapidement vers les PJ. Ils pourchassent un cheval sellé sans cavalier. Le cheval est bien celui d'Albert. </text:p>
      <text:p text:style-name="Text_20_body">Les chiens sont des chiens sauvages qui ont faim (petit combat).</text:p>
      <text:p text:style-name="Text_20_body"><text:soft-page-break/>Il est possible d'intéroger le cheval par la magie pour apprendre qu'il a vu une créature toute blanche essayer de la manger. </text:p>
      <text:p text:style-name="Text_20_body">Un test de détection de la magie permet de comprendre que l'animal est sous l'influence d'un sort. </text:p>
      <text:p text:style-name="Text_20_body">Un sort de contrôle musculaire, il n'a pu qu'obéir. Il était sous le contrôle total d'un magicien puissant. </text:p>
      <text:h text:style-name="Heading_20_2" text:outline-level="2">Acte 8 : le pacte des loups.</text:h>
      <text:p text:style-name="Text_20_body"><text:tab/>Les villageois reportent la présence anormalement élévée de loups dans les environs. C'est très bizarre, ils ne montrent pas d'agressivité semble observer les humains, leurs hurlements sont fréquents. Ils sont possèdes par le mal des montagnes d'après les villageois. </text:p>
      <text:p text:style-name="Text_20_body">Les loups ne sont ni là par appétit ni par hasard, ils semblent qu'ils observent la scène.</text:p>
      <text:p text:style-name="Text_20_body">Après heures d'observation, ils vont se mettre à grogner de devant toute personne qui essaie de sortir.</text:p>
      <text:p text:style-name="Text_20_body">Les loups énoncent les termes d'un accord. Il laisseront tranquille le village et la baronnie, uniquement si on leur remet le corps d'Albert. Sinon, ils massacreront le village sans relâche. Pour récupérer leur corps et les “meutes d'humains” seront éternellement dans la peur. Ils ont jusqu'à demain soir.</text:p>
      <text:p text:style-name="Text_20_body"/>
      <text:h text:style-name="Heading_20_2" text:outline-level="2">Acte 9 : la décision </text:h>
      <text:p text:style-name="Text_20_body"><text:tab/>Les joueurs ont l'opportunité de choisir entre les deux pistes. </text:p>
      <text:p text:style-name="Standard">1/Soient-ils donne le corps, </text:p>
      <text:p text:style-name="Standard"><text:tab/>Dans ce cas, les 4 gardes du corps et ami d'Albert seront contre et se barricaderont .</text:p>
      <text:p text:style-name="Standard">Ils se battront pour sauver leur ami, rien à foutre du village. Ils reviendront avec une armées pour faire le ménage dans les loups des environs. </text:p>
      <text:p text:style-name="Standard">Le combat aura lieu dans la journée.</text:p>
      <text:p text:style-name="Standard"/>
      <text:p text:style-name="Standard">Soient-ils le protège, dans ce cas, les gardes du corps les aident pour combattre les Loup-garous. </text:p>
      <text:p text:style-name="Standard">Dans ce cas, ils auront la journée pour préparer leur plan. À la nuit tombée, les loups attaqueront.</text:p>
      <text:p text:style-name="Standard"/>
      <text:h text:style-name="Heading_20_2" text:outline-level="2">Acte 10 : la rencontre avec mère Lune (Filicia Asperd). </text:h>
      <text:p text:style-name="Standard">Pendant la journée, il est possible de repérer Filicia Asperd. Elle est en dans la forêt qui surplombe le village. Il est possible de discuter avec elle. </text:p>
      <text:p text:style-name="Standard"><text:tab/>Elle explique son point de vue, la trahison, elle souhaite le faire souffrir aussi longtemps que possible. Il est possible de la raisonner mais cela reste très difficil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oleur : homme à tout faire de Sir Millfield.</text:p>
      <text:p text:style-name="Standard">Druide : doit établir des bonnes relations afin de creer un bon commerce entre ton village et la ville de <text:span text:style-name="T1">Glen Strok</text:span>. </text:p>
      <text:p text:style-name="Standard">Le mage souhaite obtenir l'accès à la bibliothèque personnelles de <text:span text:style-name="T1">Sir Millfield</text:span> (ancien maitre mage de l'académie de Glen Estate) (le top 10 des mages du royaumes).</text:p>
      <text:p text:style-name="Standard"/>
      <text:p text:style-name="Standard">Les PJ sont invités par Sir Millfield. <text:s/>Il est le seigneur de la ville de Glen Strok. </text:p>
      <text:p text:style-name="Standard">Un de ses vasseaux a demandé la protection de son suzerin (donc lui) car un fort de basse montagne ne remplit plus son rôle. Les convois de ravitaillement ne sont pas revenue et des messages des pays voisins nous demande de rétablir les lignes de ravitaillement car ce fort sert exclusivement aux victuailles pour les troupes impériales. Pour répondre à cet appel, il envoie 3 agents (les PJ).</text:p>
      <text:p text:style-name="Standard"/>
      <text:p text:style-name="Standard">Il y a 4 jours de cheval pour rejoindre la ville du vassal : <text:span text:style-name="T1">BlackerTown</text:span>. </text:p>
      <text:p text:style-name="Standard"/>
      <text:p text:style-name="Standard">-Sur le trajet les pj rencontre une bande de 4 voleurs/hors la loi, des petites frappes.</text:p>
      <text:p text:style-name="Standard">-Petit village au pied des montagnes : <text:span text:style-name="T1">Stonesheep</text:span></text:p>
      <text:p text:style-name="Standard">-chemin de montagne (pas praticable à cheval) </text:p>
      <text:p text:style-name="Standard">-une ombre survole les PJ. </text:p>
      <text:p text:style-name="Standard">-l'ombre rentre dans la montagne.</text:p>
      <text:p text:style-name="Standard">-vent élétrique bizarre. </text:p>
      <text:p text:style-name="Standard">-Tremblement de terre.</text:p>
      <text:p text:style-name="Standard">-grotte de la petite fille. </text:p>
      <text:p text:style-name="Standard">(1 h d'escalade pour monter à la grotte)</text:p>
      <text:p text:style-name="Standard">Les pj voient une petite fille de 6 ans , le tin un peu vert/marron avec des éclats argentés.</text:p>
      <text:p text:style-name="Standard">Ils la voient de dos, près d'une paroie, elle se retourne pour regarder l'entrée. Elle a visiblement un animal dans la bouche, encore vivant sa queu dépasse de la bouche de la gamine (<text:span text:style-name="T1">Mindël</text:span>).</text:p>
      <text:p text:style-name="Standard">Elle mort un grand coup, l'animal arrete de s'agiter et elle aspire la queu de la pauvre bête.</text:p>
      <text:p text:style-name="Standard"/>
      <text:p text:style-name="Standard">Le décor : une grande pièce, sorte de hangar il est tres vaste et continue vers l'interieur de la montagne.</text:p>
      <text:p text:style-name="Standard">Il y a des traces de griffes sur les paroies, la pierre est parciellement fondue à certains endroits, </text:p>
      <text:p text:style-name="Standard">Un mage (<text:span text:style-name="T1">Sir Chatelton</text:span>) arrive et calme le jeu la tension des PJ. Il relache un sort puissant quand il <text:soft-page-break/>comprend que les PJ sont inoffensif.</text:p>
      <text:p text:style-name="Standard">Le mage explique que la mère de la gamine est morte il y a pas longtemps et qu'il s'en occupe car il en devait une à sa mère. </text:p>
      <text:p text:style-name="Standard">Elle a été blessée par une chute de rocher sur son aile gauche.</text:p>
      <text:p text:style-name="Standard">Chatelton n'a pu identifié les fautifs mais ils ont volé la coquille de l'oeuf de <text:span text:style-name="T1">Mindël</text:span>. Cela vaut très cher pour certaines personnes.</text:p>
      <text:p text:style-name="Standard"/>
      <text:p text:style-name="Standard">Le mage les invitent à l'étage pour boire un coup. </text:p>
      <text:p text:style-name="Standard">Puis ils partent.</text:p>
      <text:p text:style-name="Standard">Quelques heures de marche après, ils tombent dans un village : <text:span text:style-name="T1">BlackerTown</text:span></text:p>
      <text:p text:style-name="Standard"/>
      <text:p text:style-name="Standard">Le seigneur de cette ville est un grand guerrier connu de tous. C'est le Chevalier Henry Clarrow, son frère Edward Clarrow fut l'un homme de bravoure et de courage. Il fut tué lors d'une victoire face au Fro'lorn (peuple d'humain natif de l'îles) sous développé mais de fort guerrier.</text:p>
      <text:p text:style-name="Standard">Henry Clarrow est content de voir les PJ, il en espérait plus. Il leur dit qu'il vaut mieux dormir ici et partir au petit matin. Il gardera les chevaux. Les Pj peuvent dormir dans le chateau.</text:p>
      <text:p text:style-name="Standard"/>
      <text:p text:style-name="Standard">Au matin, la nièce de Henry Clarrow arrive. C'est une belle “blonde”. </text:p>
      <text:p text:style-name="Standard"/>
      <text:p text:style-name="Standard"><text:span text:style-name="T1">Elisabeth Clarrow</text:span> : nièce d'Henry clarrow seigneur et chevalier. Ton père est mort avant ta naissance ta mère est morte en couche. Tu peux prétendre au trône. Cependant, tes cousins : Victoria et Alfred ne sont pas tous a fait d'accord. Victoria est une lache elle serait bien prête à t'empoisonner, Alfred ne pense qu'aux soirées bricolages : Tu vois, il faut viser puis marteler, viser marteler.</text:p>
      <text:p text:style-name="Standard"/>
      <text:p text:style-name="Standard">Ils montent au fort, Il y a le drapeau de l'empire qui flotte. Des soldats de l'empire (des alliés) sont descendu pour éclaicir ça. <text:s/>Sous le commandant s'appelle : Louis D'Assagnie. <text:s text:c="2"/></text:p>
      <text:p text:style-name="Standard">Il a repris le fort car il avait peur que des ennemis ne prennent ses troupes par derrière. </text:p>
      <text:p text:style-name="Standard">Il est donc descendu des forts emperiaux. </text:p>
      <text:p text:style-name="Standard">Le fort était vide les humains sont mort de maladie. (si les PJ regarde les corps il est possible de remarquer que c'était un poison. )</text:p>
      <text:p text:style-name="Standard">Les impériaux ont tué l'arrière garde d'un groupe de brigand. La perte du fort forcera les brigands à fuir vers le nord (les plaines).</text:p>
      <text:p text:style-name="Standard"/>
      <text:p text:style-name="Standard">Une tempête de neige arrivent rendant impraticable la descente vers BlackerTown. </text:p>
      <text:p text:style-name="Standard">Louis D'Assagnie leur conseille de passer par le lit d'une rivière qui descent sur l'autre versant de la vallée. C'est plus sûr <text:s/>pour tout monde. Un poils plus long. </text:p>
      <text:p text:style-name="Standard">En descendant, le long de la rivière (l'eau de la rivière est chaude), les PJ peuvent remarqué des traces qui descendent. Elles ont 2 jours.</text:p>
      <text:p text:style-name="Standard"/>
      <text:p text:style-name="Standard">Le court de la rivière, longe deux forêts.</text:p>
      <text:p text:style-name="Standard"/>
      <text:p text:style-name="Standard">La forêt semble étrange les humains n'ont pas envie d'y rentrer l'elfe aucun probleme.</text:p>
      <text:p text:style-name="Standard">Elle devra négocier le passage pour ses amis. </text:p>
      <text:p text:style-name="Standard"/>
      <text:p text:style-name="Standard">Ils pourront traverser</text:p>
      <text:p text:style-name="Standard"/>
      <text:p text:style-name="Standard">Arriver dans un village de paysans producteur de viande de mouton, de laine et de riz. Des brigands ont menacé de détruire la ville et de tuer tout le monde si on ne leur donne pas de l'argent, du riz et 10 femmes de 15 ans. <text:s/></text:p>
      <text:p text:style-name="Standard"><text:soft-page-break/></text:p>
      <text:p text:style-name="Standard">Les brigands, il y a 15 personnes + 1 mage + 1 troll et le chef. </text:p>
      <text:p text:style-name="P1">Le village, il y a 50 personnes, 30 femmes, 5 vieux, 10 ados, 5 enfants. </text:p>
      <text:p text:style-name="P1"/>
      <text:p text:style-name="P1"/>
      <text:p text:style-name="P1"/>
      <text:p text:style-name="P1"/>
      <text:p text:style-name="P1"/>
      <text:p text:style-name="P1"/>
      <text:p text:style-name="P1"/>
      <text:p text:style-name="P1"/>
      <text:p text:style-name="P1"/>
      <text:p text:style-name="P1"/>
      <text:p text:style-name="P1"/>
      <text:p text:style-name="P1">Pnj 1 -32</text:p>
      <text:p text:style-name="P1">Pnj 2 -30</text:p>
      <text:p text:style-name="P1">chef <text:s/>30</text:p>
      <text:p text:style-name="P1">mago -18</text:p>
      <text:p text:style-name="P1">bestiole - 22</text:p>
      <text:p text:style-name="P1"/>
      <text:p text:style-name="P1"/>
      <text:p text:style-name="P1"/>
      <text:p text:style-name="P1"/>
      <text:p text:style-name="P1"/>
      <text:p text:style-name="P1">27 aria</text:p>
      <text:p text:style-name="P1"/>
      <text:p text:style-name="P1">18 voleur</text:p>
      <text:p text:style-name="P1">17 bestiole</text:p>
      <text:p text:style-name="P1">16 – mago 2</text:p>
      <text:p text:style-name="P1"/>
      <text:p text:style-name="P1"/>
      <text:p text:style-name="P1">-6 guerr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Bitstream Vera Sans"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aud Guezennec</meta:initial-creator>
    <meta:creation-date>2010-11-08T19:46:04</meta:creation-date>
    <dc:date>2010-12-19T06:32:59</dc:date>
    <dc:creator>renaud guezennec</dc:creator>
    <meta:editing-duration>PT104H14M14S</meta:editing-duration>
    <meta:editing-cycles>45</meta:editing-cycles>
    <meta:generator>OpenOffice.org/3.2$Unix OpenOffice.org_project/320m18$Build-9502</meta:generator>
    <meta:document-statistic meta:table-count="0" meta:image-count="0" meta:object-count="0" meta:page-count="10" meta:paragraph-count="144" meta:word-count="2837" meta:character-count="15921"/>
  </office:meta>
</office:document-meta>
</file>